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fo:language="en" fo:country="US"/>
    </style:style>
    <style:style style:name="P2" style:family="paragraph" style:parent-style-name="Text_20_body">
      <style:paragraph-properties fo:line-height="150%"/>
    </style:style>
    <style:style style:name="P3" style:family="paragraph" style:parent-style-name="Text_20_body">
      <style:paragraph-properties fo:line-height="150%" fo:text-align="center"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left="0cm" fo:margin-right="0cm" fo:line-height="150%" fo:text-align="justify" style:justify-single-word="false" fo:text-indent="1.27cm" style:auto-text-indent="false"/>
      <style:text-properties style:font-name="Times New Roman1" fo:font-size="12pt" fo:language="en" fo:country="US"/>
    </style:style>
    <style:style style:name="T1" style:family="text">
      <style:text-properties style:font-name="Times New Roman1" fo:font-size="12pt" fo:language="en" fo:country="US"/>
    </style:style>
    <style:style style:name="T2" style:family="text">
      <style:text-properties style:font-name="Times New Roman1" fo:font-size="12pt" fo:language="en" fo:country="U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T. Ramirez                                                                                    September 24, 2018</text:p>
      <text:p text:style-name="P1">Progress Report 1</text:p>
      <text:p text:style-name="P2"><text:span text:style-name="T1">Groupmates: Rein Bugnot and Francis Laboguin</text:span></text:p>
      <text:p text:style-name="P3">“<text:span text:style-name="T1">Handwriting Recognition Canvas using Neural Networks”</text:span></text:p>
      <text:p text:style-name="P1">So far, the group was able to decide on what to do. That is, to create an algorithm that allows the user to draw the letter or number on a canvas to be read and determined by the computer using neural networks. As a group, we one problem we are facing is integrating the 2 aspects of this project: the drawing aspect and the determination of the input aspect. Originally, we only wanted to include the recognition aspect of the current project, however, after discussions, the group decided to incorporate the manual user input of the letters or numbers.</text:p>
      <text:p text:style-name="P4">            <text:span text:style-name="T1">As for my contribution in those discussions, I felt that the recognition aspect of the project alone was not enough. Although on its own it seems very interesting already, I lobbied to include an aspect that would require more interaction with the user. However, I did not want to add an aspect that would make the project even more complicated as it already is, thus I thought of adding the aspect wherein a user can draw the letter or number using different drawing tools: pencil, pen and brush. Which is why my part in this project will be to develop the drawing mechanics. As of now, I was able to review the C++ language as I have not used this in a long time. Having said this, I was only able to review the very basics, such as the different commands to jump as well as asking for inputs from users. I began researching already as to how I might tackle the aspect of drawing based on the pressing of the mouse. However, I have been only able to find articles that describe how to hard code a line in C++. Hence, the next step for me is to keep researching the different commands available in C++. An idea I have to solve this issue is to research an equivalent C++command of the </text:span><text:span text:style-name="T2">mousepressed</text:span> <text:span text:style-name="T1">command in Processing as this command is vital for the drawing mechanic of the project. When the mouse is pressed and dragged, the path of pixels taken by the mouse will be filled with an RGB value of 0. </text:span></text:p>
      <text:p text:style-name="P4">            <text:span text:style-name="T1">As a group, I think the collective next step we have to do is to research more on our individual tasks such that the integration of each of our parts and the end will be smooth. Apart from this, we should also start conceptualizing the code that will be implemented in order to achieve the objective of each aspect of the project: the canvas, drawing mechanic, and recognition aspec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1:01:27.57</meta:creation-date>
    <dc:date>2018-11-05T11:02:58.27</dc:date>
    <dc:creator>Francis Laboguin</dc:creator>
    <meta:editing-duration>PT27S</meta:editing-duration>
    <meta:editing-cycles>1</meta:editing-cycles>
    <meta:generator>OpenOffice/4.1.5$Win32 OpenOffice.org_project/415m1$Build-9789</meta:generator>
    <meta:document-statistic meta:table-count="0" meta:image-count="0" meta:object-count="0" meta:page-count="1" meta:paragraph-count="7" meta:word-count="453" meta:character-count="2601"/>
  </office:meta>
</office:document-meta>
</file>